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056ad0" officeooo:paragraph-rsid="00056ad0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05fe96" officeooo:paragraph-rsid="0005fe96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07d6c3" officeooo:paragraph-rsid="0007d6c3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0aceac" officeooo:paragraph-rsid="000aceac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arial" officeooo:rsid="000b4aae" officeooo:paragraph-rsid="000b4aae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arial" officeooo:rsid="000bfc0f" officeooo:paragraph-rsid="000bfc0f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officeooo:rsid="000bfc0f" officeooo:paragraph-rsid="000bfc0f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officeooo:rsid="000dd36e" officeooo:paragraph-rsid="000dd36e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arial" officeooo:rsid="0010d68f" officeooo:paragraph-rsid="0010d68f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arial" officeooo:rsid="00124b65" officeooo:paragraph-rsid="00124b65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arial" officeooo:rsid="00131954" officeooo:paragraph-rsid="0013195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9a337" style:font-style-asian="normal" style:font-style-complex="normal"/>
    </style:style>
    <style:style style:name="T4" style:family="text">
      <style:text-properties fo:font-style="normal" officeooo:rsid="000aceac" style:font-style-asian="normal" style:font-style-complex="normal"/>
    </style:style>
    <style:style style:name="T5" style:family="text">
      <style:text-properties fo:font-style="normal" officeooo:rsid="000bfc0f" style:font-style-asian="normal" style:font-style-complex="normal"/>
    </style:style>
    <style:style style:name="T6" style:family="text">
      <style:text-properties fo:font-style="normal" officeooo:rsid="00131954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stavo Henrique Pinto, 5º DSM, Fatec Araras</text:p>
      <text:p text:style-name="P1"/>
      <text:p text:style-name="P2">Pima Indians Diabetes Prediction</text:p>
      <text:p text:style-name="P2"/>
      <text:p text:style-name="P3">O dataset <text:span text:style-name="T1">Pima Indians Diabetes Prediction</text:span><text:span text:style-name="T2"> trata de dados preditivos sobre a ocorrência de diabetes sobre um</text:span><text:span text:style-name="T3">a população, a de mulheres do grupo nativo americano de Pima e tem como objetivo estabelecer parâmetros que preveem a chance de um indivíduo ter diabetes.</text:span></text:p>
      <text:p text:style-name="P3"><text:span text:style-name="T4"/></text:p>
      <text:p text:style-name="P4"><text:span text:style-name="T2">Iniciei a análise desse conjunto de dados tentando determinar quais são os parâmetros que melhor representam uma pessoa que pode vir a ter diabetes, com isso pude determinar que esses eram:</text:span></text:p>
      <text:list text:style-name="L1">
        <text:list-item>
          <text:p text:style-name="P5"><text:span text:style-name="T2">Glucose: foi escolhido por compor a glicemia, que é a taxa de açúcar no sangue, cuja taxa é maior em pessoas diabeticas;</text:span></text:p>
        </text:list-item>
        <text:list-item>
          <text:p text:style-name="P5"><text:span text:style-name="T2">Insulina: cuja principal função é controlar a glicemia, sendo portan</text:span><text:span text:style-name="T5">to um composto crucial em pessoas com diabetes;</text:span></text:p>
        </text:list-item>
        <text:list-item>
          <text:p text:style-name="P6"><text:span text:style-name="T2">Histórico de diabetes: determina o histórico de pessoas que possuem diabetes na família do indivíduo</text:span></text:p>
        </text:list-item>
        <text:list-item>
          <text:p text:style-name="P6"><text:span text:style-name="T2">Idade do indivíduo</text:span></text:p>
        </text:list-item>
      </text:list>
      <text:p text:style-name="P7"><text:span text:style-name="T2"/></text:p>
      <text:p text:style-name="P8"><text:span text:style-name="T2">Com esses atributos determinados foi montado um script que seleciona apenas esses parâmetros e monta um algoritimo de árvore de decisão, que consegiu obter resultados muito próximos do esperado (coluna outcome), sendo esses:</text:span><text:span text:style-name="T2"/></text:p>
      <text:list xml:id="list3933092895" text:style-name="L2">
        <text:list-item>
          <text:p text:style-name="P9"><text:span text:style-name="T2">Acurácia: 0,</text:span><text:span text:style-name="T6">942</text:span></text:p>
        </text:list-item>
        <text:list-item>
          <text:p text:style-name="P10"><text:span text:style-name="T2">Precisão: 0.942</text:span></text:p>
        </text:list-item>
        <text:list-item>
          <text:p text:style-name="P11"><text:span text:style-name="T2">F1 score: 0.941</text:span></text:p>
        </text:list-item>
        <text:list-item>
          <text:p text:style-name="P11"><text:span text:style-name="T2">Revogação: 0.941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20:54:49.231336732</meta:creation-date>
    <dc:date>2023-04-13T21:24:45.343243397</dc:date>
    <meta:editing-duration>PT29M50S</meta:editing-duration>
    <meta:editing-cycles>14</meta:editing-cycles>
    <meta:generator>LibreOffice/7.5.2.2$Linux_X86_64 LibreOffice_project/53bb9681a964705cf672590721dbc85eb4d0c3a2</meta:generator>
    <meta:document-statistic meta:table-count="0" meta:image-count="0" meta:object-count="0" meta:page-count="1" meta:paragraph-count="13" meta:word-count="191" meta:character-count="1173" meta:non-whitespace-character-count="1003"/>
  </office:meta>
</office:document-meta>
</file>